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QL- kod för att importera tabeller i databasen.</text:p>
      <text:p text:style-name="Text_20_body"><text:span text:style-name="T1">Observera att tabellerna måste läggas till i samma ordning som beskrivs nedan, pågrund av inbördes relationer.</text:span><text:line-break/></text:p>
      <text:p text:style-name="P1">1. Skapa tabellen member</text:p>
      <text:p text:style-name="Standard"><text:line-break/>CREATE TABLE `member` (</text:p>
      <text:p text:style-name="Standard"><text:s text:c="2"/>`userId` int(11) NOT NULL AUTO_INCREMENT,</text:p>
      <text:p text:style-name="Standard"><text:s text:c="2"/>`username` varchar(255) NOT NULL,</text:p>
      <text:p text:style-name="Standard"><text:s text:c="2"/>`password` varchar(255) NOT NULL,</text:p>
      <text:p text:style-name="Standard"><text:s text:c="2"/>`time` int(11) NOT NULL,</text:p>
      <text:p text:style-name="Standard"><text:s text:c="2"/>PRIMARY KEY (`userId`),</text:p>
      <text:p text:style-name="Standard"><text:s text:c="2"/>KEY `userId` (`userId`)</text:p>
      <text:p text:style-name="Standard">) ENGINE=InnoDB <text:s/>DEFAULT CHARSET=latin1 AUTO_INCREMENT=13 ;</text:p>
      <text:p text:style-name="Standard"/>
      <text:p text:style-name="P1">2. Skapa tabellen workouttype, med följande workouttyper inlagda.</text:p>
      <text:p text:style-name="Standard"/>
      <text:p text:style-name="Standard">CREATE TABLE `workouttype` (</text:p>
      <text:p text:style-name="Standard"><text:s text:c="2"/>`workoutTypeId` int(11) NOT NULL AUTO_INCREMENT,</text:p>
      <text:p text:style-name="Standard"><text:s text:c="2"/>`name` varchar(30) NOT NULL,</text:p>
      <text:p text:style-name="Standard"><text:s text:c="2"/>PRIMARY KEY (`workoutTypeId`)</text:p>
      <text:p text:style-name="Standard">) ENGINE=InnoDB <text:s/>DEFAULT CHARSET=latin1 AUTO_INCREMENT=7 ;</text:p>
      <text:p text:style-name="Standard"/>
      <text:p text:style-name="Standard">--</text:p>
      <text:p text:style-name="Standard">-- Dumping data for table `workouttype`</text:p>
      <text:p text:style-name="Standard">--</text:p>
      <text:p text:style-name="Standard"/>
      <text:p text:style-name="Standard">INSERT INTO `workouttype` (`workoutTypeId`, `name`) VALUES</text:p>
      <text:p text:style-name="Standard">(1, 'Gång'),</text:p>
      <text:p text:style-name="Standard">(2, 'Jogging'),</text:p>
      <text:p text:style-name="Standard">(3, 'Löpning'),</text:p>
      <text:p text:style-name="Standard">(4, 'Simning'),</text:p>
      <text:p text:style-name="Standard">(5, 'Cykel'),</text:p>
      <text:p text:style-name="Standard">(6, 'Skidor');</text:p>
      <text:p text:style-name="Standard"/>
      <text:p text:style-name="P1">3. Skapa tabellen workout.</text:p>
      <text:p text:style-name="P1"/>
      <text:p text:style-name="P2">CREATE TABLE `workout` (</text:p>
      <text:p text:style-name="P2"><text:s text:c="2"/>`workoutId` int(11) NOT NULL AUTO_INCREMENT,</text:p>
      <text:p text:style-name="P2"><text:s text:c="2"/>`userId` int(11) NOT NULL,</text:p>
      <text:p text:style-name="P2"><text:s text:c="2"/>`workoutTypeId` int(11) NOT NULL,</text:p>
      <text:p text:style-name="P2"><text:s text:c="2"/>`wdate` date NOT NULL,</text:p>
      <text:p text:style-name="P2"><text:s text:c="2"/>`distance` int(11) NOT NULL,</text:p>
      <text:p text:style-name="P2"><text:s text:c="2"/>`wtime` time NOT NULL,</text:p>
      <text:p text:style-name="P2"><text:s text:c="2"/>`comment` varchar(255) DEFAULT NULL,</text:p>
      <text:p text:style-name="P2"><text:s text:c="2"/>PRIMARY KEY (`workoutId`)</text:p>
      <text:p text:style-name="P2">) ENGINE=InnoDB <text:s/>DEFAULT CHARSET=latin1 AUTO_INCREMENT=53 ;</text:p>
      <text:p text:style-name="P2"/>
      <text:p text:style-name="P1">4. Lägg in testanvändare i databasen (frivilligt)</text:p>
      <text:p text:style-name="P1"/>
      <text:p text:style-name="P2">INSERT INTO `member` (`userId`, `username`, `password`, `time`) VALUES</text:p>
      <text:p text:style-name="P2">(1, 'marikegrinde@hotmail.com', '$2y$10$h7fVZt1TfXw4BNIvArHkDuapU0lMSn97J465k736pAguY6P2gSpsu', 1413984253);</text:p>
      <text:p text:style-name="P1"><text:soft-page-break/>5. Lägg in testdata i databasen (frivilligt)</text:p>
      <text:p text:style-name="P1"/>
      <text:p text:style-name="P2">INSERT INTO `workout` (`workoutId`, `userId`, `workoutTypeId`, `wdate`, `distance`, `wtime`, `comment`) VALUES</text:p>
      <text:p text:style-name="P2">(46, 1, 3, '2014-10-16', 12, '23:12:23', 'Klinken runt. Kallt, isigt och halt. '),</text:p>
      <text:p text:style-name="P2">(47, 1, 5, '2014-10-21', 8, '00:50:15', 'Ramundberget och hem. Isigt på vägen.'),</text:p>
      <text:p text:style-name="P2">(51, 1, 6, '2014-10-23', 10, '00:59:06', 'Längdpremiär. Mittåkläpp-spåret 5 km upp och ner igen.'),</text:p>
      <text:p text:style-name="P2">(52, 1, 4, '2014-10-23', 1, '00:50:00', '40 * 25 meter. Bra temperatur i poolen.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4T12:47:17</meta:creation-date>
    <dc:date>2014-10-24T15:46:27</dc:date>
    <meta:editing-duration>PT8M57S</meta:editing-duration>
    <meta:editing-cycles>5</meta:editing-cycles>
    <meta:generator>OpenOffice/4.1.0$Unix OpenOffice.org_project/410m18$Build-9764</meta:generator>
    <meta:document-statistic meta:table-count="0" meta:image-count="0" meta:object-count="0" meta:page-count="2" meta:paragraph-count="47" meta:word-count="253" meta:character-count="1989"/>
  </office:meta>
</office:document-meta>
</file>